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4cm" fo:min-width="5.15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2.6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54cm" fo:min-width="3.15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28cm" fo:min-width="1.42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02cm" fo:min-width="0.95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28cm" fo:min-width="1.92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28cm" fo:min-width="0.928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1.404cm"/>
      <style:paragraph-properties style:writing-mode="lr-tb"/>
    </style:style>
    <style:style style:name="gr10" style:family="graphic" style:parent-style-name="objectwithoutfill">
      <style:graphic-properties draw:marker-end="Concave_20_short" draw:marker-end-width="0.12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54cm" fo:min-width="1.90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28cm" fo:min-width="1.17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5.40000009536743pt" style:font-size-asian="5.40000009536743pt" style:font-size-complex="5.40000009536743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75cm" svg:height="1cm" svg:x="7.25cm" svg:y="2cm">
          <text:p text:style-name="P1">Trajet Labyrinth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5cm" svg:height="1cm" svg:x="1cm" svg:y="5cm">
          <text:p text:style-name="P1"><text:span text:style-name="T1">Algorithmiqu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5cm" svg:height="1cm" svg:x="8.1cm" svg:y="5cm">
          <text:p text:style-name="P1"><text:span text:style-name="T2">Par</text:span><text:span text:style-name="T2">cou</text:span><text:span text:style-name="T2">rs</text:span><text:span text:style-name="T3"> </text:span><text:span text:style-name="T2">Lab</text:span><text:span text:style-name="T2">yrin</text:span><text:span text:style-name="T2">t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cm" svg:height="0.75cm" svg:x="4cm" svg:y="10cm">
          <text:p text:style-name="P1"><text:span text:style-name="T4">Afficher écran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0.5cm" svg:x="12.5cm" svg:y="6.75cm">
          <text:p text:style-name="P1"><text:span text:style-name="T5">av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0.5cm" svg:x="17cm" svg:y="6.75cm">
          <text:p text:style-name="P1"><text:span text:style-name="T5">t</text:span><text:span text:style-name="T5">o</text:span><text:span text:style-name="T5">u</text:span><text:span text:style-name="T5">r</text:span><text:span text:style-name="T5">n</text:span><text:span text:style-name="T5">e</text:span><text:span text:style-name="T5">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0.5cm" svg:x="14.75cm" svg:y="9.75cm">
          <text:p text:style-name="P1"><text:span text:style-name="T5">r</text:span><text:span text:style-name="T5">o</text:span><text:span text:style-name="T5">t</text:span><text:span text:style-name="T5">a</text:span><text:span text:style-name="T5">ti</text:span><text:span text:style-name="T5">o</text:span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0.5cm" svg:x="17.5cm" svg:y="9.75cm">
          <text:p text:style-name="P1"><text:span text:style-name="T5">virag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cm" svg:height="0.75cm" svg:x="9.5cm" svg:y="7.75cm">
          <text:p text:style-name="P1"><text:span text:style-name="T4">sortieLabyrinth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5cm" svg:height="0.75cm" svg:x="10.25cm" svg:y="10.25cm">
          <text:p text:style-name="P1"><text:span text:style-name="T4">detecterInters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5cm" svg:height="0.75cm" svg:x="4.5cm" svg:y="7cm">
          <text:p text:style-name="P1"><text:span text:style-name="T4">Arret d’urgenc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5cm" svg:height="0.75cm" svg:x="1cm" svg:y="10cm">
          <text:p text:style-name="P1"><text:span text:style-name="T5">Signal sonor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10cm" svg:y1="6cm" svg:x2="13.25cm" svg:y2="6.75cm">
          <text:p/>
        </draw:line>
        <draw:line draw:style-name="gr8" draw:text-style-name="P2" draw:layer="layout" svg:x1="10cm" svg:y1="6cm" svg:x2="17.75cm" svg:y2="6.75cm">
          <text:p/>
        </draw:line>
        <draw:line draw:style-name="gr8" draw:text-style-name="P2" draw:layer="layout" svg:x1="17.75cm" svg:y1="7.25cm" svg:x2="15.5cm" svg:y2="9.75cm">
          <text:p/>
        </draw:line>
        <draw:line draw:style-name="gr8" draw:text-style-name="P2" draw:layer="layout" svg:x1="17.75cm" svg:y1="7.25cm" svg:x2="18.25cm" svg:y2="9.75cm">
          <text:p/>
        </draw:line>
        <draw:line draw:style-name="gr8" draw:text-style-name="P2" draw:layer="layout" svg:x1="13.25cm" svg:y1="7.25cm" svg:x2="15.5cm" svg:y2="9.75cm">
          <text:p/>
        </draw:line>
        <draw:line draw:style-name="gr8" draw:text-style-name="P2" draw:layer="layout" svg:x1="13.25cm" svg:y1="7.25cm" svg:x2="11.5cm" svg:y2="10.25cm">
          <text:p/>
        </draw:line>
        <draw:line draw:style-name="gr8" draw:text-style-name="P2" draw:layer="layout" svg:x1="10cm" svg:y1="6cm" svg:x2="5.25cm" svg:y2="7cm">
          <text:p/>
        </draw:line>
        <draw:line draw:style-name="gr8" draw:text-style-name="P2" draw:layer="layout" svg:x1="5.25cm" svg:y1="7.75cm" svg:x2="1.75cm" svg:y2="10cm">
          <text:p/>
        </draw:line>
        <draw:line draw:style-name="gr8" draw:text-style-name="P2" draw:layer="layout" svg:x1="5.25cm" svg:y1="7.75cm" svg:x2="5cm" svg:y2="10cm">
          <text:p/>
        </draw:line>
        <draw:custom-shape draw:style-name="gr9" draw:text-style-name="P1" draw:layer="layout" svg:width="2cm" svg:height="1cm" svg:x="6.5cm" svg:y="13cm">
          <text:p text:style-name="P1"><text:span text:style-name="T5">setupMoteu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5.25cm" svg:y1="7.75cm" svg:x2="7.5cm" svg:y2="13cm">
          <text:p/>
        </draw:line>
        <draw:line draw:style-name="gr10" draw:text-style-name="P2" draw:layer="layout" svg:x1="4.25cm" svg:y1="5.5cm" svg:x2="4.75cm" svg:y2="5.5cm">
          <text:p/>
        </draw:line>
        <draw:line draw:style-name="gr10" draw:text-style-name="P2" draw:layer="layout" svg:x1="7.6cm" svg:y1="5.5cm" svg:x2="8.1cm" svg:y2="5.5cm">
          <text:p/>
        </draw:line>
        <draw:frame draw:style-name="gr11" draw:text-style-name="P3" draw:layer="layout" svg:width="1.5cm" svg:height="0.565cm" svg:x="6.25cm" svg:y="5.25cm">
          <draw:text-box>
            <text:p><text:span text:style-name="T6">Liste &lt;Ordres&gt;</text:span></text:p>
          </draw:text-box>
        </draw:frame>
        <draw:frame draw:style-name="gr11" draw:text-style-name="P3" draw:layer="layout" svg:width="1.48cm" svg:height="0.565cm" svg:x="4.52cm" svg:y="5.29cm">
          <draw:text-box>
            <text:p><text:span text:style-name="T6">Liste &lt;Ordres&gt;</text:span></text:p>
          </draw:text-box>
        </draw:frame>
        <draw:line draw:style-name="gr8" draw:text-style-name="P2" draw:layer="layout" svg:x1="10cm" svg:y1="6cm" svg:x2="5cm" svg:y2="10cm">
          <text:p/>
        </draw:line>
        <draw:line draw:style-name="gr8" draw:text-style-name="P2" draw:layer="layout" svg:x1="10cm" svg:y1="6cm" svg:x2="1.75cm" svg:y2="10cm">
          <text:p/>
        </draw:line>
        <draw:line draw:style-name="gr8" draw:text-style-name="P2" draw:layer="layout" svg:x1="9.75cm" svg:y1="3cm" svg:x2="2.75cm" svg:y2="5cm">
          <text:p/>
        </draw:line>
        <draw:line draw:style-name="gr8" draw:text-style-name="P2" draw:layer="layout" svg:x1="9.75cm" svg:y1="3cm" svg:x2="10cm" svg:y2="5cm">
          <text:p/>
        </draw:line>
        <draw:line draw:style-name="gr8" draw:text-style-name="P2" draw:layer="layout" svg:x1="10cm" svg:y1="6cm" svg:x2="7.5cm" svg:y2="13cm">
          <text:p/>
        </draw:line>
        <draw:custom-shape draw:style-name="gr12" draw:text-style-name="P1" draw:layer="layout" svg:width="2.5cm" svg:height="1cm" svg:x="1.25cm" svg:y="7cm">
          <text:p text:style-name="P1"><text:span text:style-name="T5">setupBranch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.75cm" svg:height="0.75cm" svg:x="14.5cm" svg:y="7.75cm">
          <text:p text:style-name="P1"><text:span text:style-name="T4">seRedres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13.25cm" svg:y1="7.25cm" svg:x2="7.5cm" svg:y2="13cm">
          <text:p/>
        </draw:line>
        <draw:line draw:style-name="gr8" draw:text-style-name="P2" draw:layer="layout" svg:x1="13.25cm" svg:y1="7.25cm" svg:x2="10.5cm" svg:y2="7.75cm">
          <text:p/>
        </draw:line>
        <draw:line draw:style-name="gr8" draw:text-style-name="P2" draw:layer="layout" svg:x1="13.25cm" svg:y1="7.25cm" svg:x2="15.5cm" svg:y2="7.75cm">
          <text:p/>
        </draw:line>
        <draw:line draw:style-name="gr8" draw:text-style-name="P2" draw:layer="layout" svg:x1="10cm" svg:y1="6cm" svg:x2="2.5cm" svg:y2="7cm">
          <text:p/>
        </draw:line>
        <draw:line draw:style-name="gr10" draw:text-style-name="P2" draw:layer="layout" svg:x1="6cm" svg:y1="13.5cm" svg:x2="6.5cm" svg:y2="13.5cm">
          <text:p/>
        </draw:line>
        <draw:frame draw:style-name="gr11" draw:text-style-name="P3" draw:layer="layout" svg:width="1.5cm" svg:height="1.036cm" svg:x="4.5cm" svg:y="12.964cm">
          <draw:text-box>
            <text:p><text:span text:style-name="T6">Naturel Non Nul</text:span></text:p>
            <text:p><text:span text:style-name="T6">Naturel Non Nul </text:span></text:p>
            <text:p><text:span text:style-name="T6">Booléen </text:span></text:p>
            <text:p><text:span text:style-name="T6">Booléen </text:span></text:p>
            <text:p><text:span text:style-name="T6">Booléen</text:span></text:p>
          </draw:text-box>
        </draw:frame>
        <draw:frame draw:style-name="gr11" draw:text-style-name="P3" draw:layer="layout" svg:width="1.5cm" svg:height="0.565cm" svg:x="13.5cm" svg:y="9.75cm">
          <draw:text-box>
            <text:p><text:span text:style-name="T6">Sens</text:span></text:p>
          </draw:text-box>
        </draw:frame>
        <draw:line draw:style-name="gr10" draw:text-style-name="P2" draw:layer="layout" svg:x1="14.25cm" svg:y1="10cm" svg:x2="14.75cm" svg:y2="10cm">
          <text:p/>
        </draw:line>
        <draw:line draw:style-name="gr8" draw:text-style-name="P2" draw:layer="layout" svg:x1="15.5cm" svg:y1="10.25cm" svg:x2="7.5cm" svg:y2="13cm">
          <text:p/>
        </draw:line>
        <draw:frame draw:style-name="gr11" draw:text-style-name="P3" draw:layer="layout" svg:width="1.5cm" svg:height="0.565cm" svg:x="16.25cm" svg:y="9.75cm">
          <draw:text-box>
            <text:p><text:span text:style-name="T6">Sens</text:span></text:p>
          </draw:text-box>
        </draw:frame>
        <draw:line draw:style-name="gr10" draw:text-style-name="P2" draw:layer="layout" svg:x1="17cm" svg:y1="10cm" svg:x2="17.5cm" svg:y2="10cm">
          <text:p/>
        </draw:line>
        <draw:line draw:style-name="gr8" draw:text-style-name="P2" draw:layer="layout" svg:x1="18.25cm" svg:y1="10.25cm" svg:x2="7.5cm" svg:y2="13cm">
          <text:p/>
        </draw:line>
        <draw:line draw:style-name="gr10" draw:text-style-name="P2" draw:layer="layout" svg:x1="16.5cm" svg:y1="7cm" svg:x2="17cm" svg:y2="7cm">
          <text:p/>
        </draw:line>
        <draw:frame draw:style-name="gr11" draw:text-style-name="P3" draw:layer="layout" svg:width="1.5cm" svg:height="0.565cm" svg:x="15.75cm" svg:y="6.75cm">
          <draw:text-box>
            <text:p><text:span text:style-name="T6">Sens</text:span></text:p>
          </draw:text-box>
        </draw:frame>
        <draw:frame draw:style-name="gr11" draw:text-style-name="P3" draw:layer="layout" svg:width="1.5cm" svg:height="0.565cm" svg:x="13.5cm" svg:y="9.751cm">
          <draw:text-box>
            <text:p><text:span text:style-name="T6">Sens</text:span></text:p>
          </draw:text-box>
        </draw:frame>
        <draw:frame draw:style-name="gr11" draw:text-style-name="P3" draw:layer="layout" svg:width="1.5cm" svg:height="0.565cm" svg:x="13.1cm" svg:y="10.34cm">
          <draw:text-box>
            <text:p><text:span text:style-name="T6">Booléen</text:span></text:p>
          </draw:text-box>
        </draw:frame>
        <draw:line draw:style-name="gr10" draw:text-style-name="P2" draw:layer="layout" svg:x1="12.75cm" svg:y1="10.6cm" svg:x2="13.25cm" svg:y2="10.6cm">
          <text:p/>
        </draw:line>
        <draw:line draw:style-name="gr10" draw:text-style-name="P2" draw:layer="layout" svg:x1="11.5cm" svg:y1="8.1cm" svg:x2="12cm" svg:y2="8.1cm">
          <text:p/>
        </draw:line>
        <draw:frame draw:style-name="gr11" draw:text-style-name="P3" draw:layer="layout" svg:width="1.5cm" svg:height="0.565cm" svg:x="13.1cm" svg:y="10.341cm">
          <draw:text-box>
            <text:p><text:span text:style-name="T6">Booléen</text:span></text:p>
          </draw:text-box>
        </draw:frame>
        <draw:frame draw:style-name="gr11" draw:text-style-name="P3" draw:layer="layout" svg:width="1.5cm" svg:height="0.565cm" svg:x="11.85cm" svg:y="7.85cm">
          <draw:text-box>
            <text:p><text:span text:style-name="T6">Booléen</text:span></text:p>
          </draw:text-box>
        </draw:frame>
        <draw:frame draw:style-name="gr11" draw:text-style-name="P3" draw:layer="layout" svg:width="1.5cm" svg:height="0.565cm" svg:x="16.5cm" svg:y="7.935cm">
          <draw:text-box>
            <text:p><text:span text:style-name="T6">Booléen</text:span></text:p>
          </draw:text-box>
        </draw:frame>
        <draw:line draw:style-name="gr10" draw:text-style-name="P2" draw:layer="layout" svg:x1="16.25cm" svg:y1="8.15cm" svg:x2="16.75cm" svg:y2="8.15cm">
          <text:p/>
        </draw:line>
        <draw:line draw:style-name="gr10" draw:text-style-name="P2" draw:layer="layout" svg:x1="3.5cm" svg:y1="10.35cm" svg:x2="4cm" svg:y2="10.35cm">
          <text:p/>
        </draw:line>
        <draw:frame draw:style-name="gr11" draw:text-style-name="P3" draw:layer="layout" svg:width="1.5cm" svg:height="0.565cm" svg:x="2.5cm" svg:y="10cm">
          <draw:text-box>
            <text:p><text:span text:style-name="T6">Chaine de caractèr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3T10:38:32.751541964</meta:creation-date>
    <dc:date>2024-11-13T14:01:52.392516764</dc:date>
    <meta:editing-duration>PT22M3S</meta:editing-duration>
    <meta:editing-cycles>6</meta:editing-cycles>
    <meta:generator>LibreOffice/7.3.7.2$Linux_X86_64 LibreOffice_project/30$Build-2</meta:generator>
    <meta:document-statistic meta:object-count="58"/>
  </office:meta>
</office:document-meta>
</file>